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T3" style:parent-style-name="DefaultParagraphFont" style:family="text">
      <style:text-properties style:text-position="super 58.3%"/>
    </style:style>
    <style:style style:name="T4" style:parent-style-name="DefaultParagraphFont" style:family="text">
      <style:text-properties style:text-position="super 58.3%"/>
    </style:style>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office:automatic-styles>
  <office:body>
    <office:text text:use-soft-page-breaks="true">
      <text:p text:style-name="P1">Date of the minutes 13 December 2024</text:p>
      <text:p text:style-name="Normal"/>
      <text:p text:style-name="Normal">We are a group of<text:s/>36<text:s/>women<text:s/>and 43S children<text:s/>who leave’s in Mount Saint Mary’s Dundrum Road<text:s/></text:p>
      <text:p text:style-name="Normal">For a while we have been having issues which we raised them with the management office.</text:p>
      <text:p text:style-name="Normal">Here<text:s/>are<text:s/>the meeting minutes we had with the management<text:s/></text:p>
      <text:list text:style-name="LFO1" text:continue-numbering="true">
        <text:list-item>
          <text:p text:style-name="P2">School lunch boxes<text:s/>(kids had been going to school without lunch boxes <text:s/>from the 2<text:span text:style-name="T3">nd</text:span><text:s/>of December till Monday the 16<text:span text:style-name="T4">th</text:span><text:s/>because of different reasons time was changed from night to morning to collect the lunch boxes and the office opens at<text:s/>08:00 am the kids will be already gone)</text:p>
        </text:list-item>
        <text:list-item>
          <text:p text:style-name="P5">Room changes fairness<text:s/></text:p>
        </text:list-item>
        <text:list-item>
          <text:p text:style-name="P6">Fridges, hairdryers,<text:s/>Ironing boards</text:p>
        </text:list-item>
        <text:list-item>
          <text:p text:style-name="P7">Residents being belittled<text:s/>and bullied<text:s/></text:p>
        </text:list-item>
        <text:list-item>
          <text:p text:style-name="P8">Residents being treated as like object rather than humans<text:s/></text:p>
        </text:list-item>
        <text:list-item>
          <text:p text:style-name="P9">Residents asked that they receive new beddings as for the past 3 years no beddings have been changed</text:p>
        </text:list-item>
        <text:list-item>
          <text:p text:style-name="P10">Agreements that were not committed (Milk being exposed remain on the jugs the whole day and not properly washed, we asked the management to remove the Jugs as it may cause healthy risk but that was never been implemented) <text:s/>milk being kept on the Jugs for over a long period of time may cause<text:s/>a long of infections in a way that it could to people getting ill yet they wont be help even when they get sick <text:s/>they will have to find their way how to get the Hospitals.</text:p>
        </text:list-item>
        <text:list-item>
          <text:p text:style-name="P11">Resident request that if their health and safety is not considered they are open to receiving vouchers to buy their own food and cook for themselves.</text:p>
        </text:list-item>
        <text:list-item>
          <text:p text:style-name="P12"><text:s text:c="2"/></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uhle Nzimande</meta:initial-creator>
    <dc:creator>Buhle Nzimande</dc:creator>
    <meta:creation-date>2024-12-16T17:38:00Z</meta:creation-date>
    <dc:date>2024-12-17T17:54:00Z</dc:date>
    <meta:template xlink:href="Normal.dotm" xlink:type="simple"/>
    <meta:editing-cycles>3</meta:editing-cycles>
    <meta:editing-duration>PT87360S</meta:editing-duration>
    <meta:document-statistic meta:page-count="1" meta:paragraph-count="2" meta:word-count="212" meta:character-count="1424" meta:row-count="10" meta:non-whitespace-character-count="1214"/>
  </office:meta>
</office:document-meta>
</file>